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MapIndex.stringToIndex( String ns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ashMapIndex.HashMapIndex( FileSystemResourc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shMapIndex.indexToString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shMapIndex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MapIndex.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